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2" style:family="paragraph" style:parent-style-name="Standard">
      <style:paragraph-properties fo:hyphenation-ladder-count="no-limit"/>
      <style:text-properties fo:color="#000000" style:font-name="Arial" fo:font-size="6pt" fo:language="nl" fo:country="NL" fo:font-weight="normal" officeooo:rsid="0009f75e" officeooo:paragraph-rsid="00cbf010" style:font-size-asian="6pt" style:font-weight-asian="normal" style:font-size-complex="6pt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0c862f0" style:font-size-asian="6pt" style:font-weight-asian="normal" style:font-size-complex="6pt" style:font-weight-complex="normal" fo:hyphenate="false" fo:hyphenation-remain-char-count="2" fo:hyphenation-push-char-count="2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75ec75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951388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ba7d0a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style:font-size-asian="8pt" style:font-size-complex="8pt"/>
    </style:style>
    <style:style style:name="P9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11" style:family="paragraph" style:parent-style-name="Text_20_body">
      <loext:graphic-properties draw:fill="none"/>
      <style:paragraph-properties fo:margin-top="0in" fo:margin-bottom="0.0181in" loext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12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/>
      <style:text-properties fo:color="#000000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14" style:family="paragraph" style:parent-style-name="Horizontal_20_Line">
      <style:text-properties fo:color="#0066cc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5" style:family="paragraph" style:parent-style-name="Horizontal_20_Line">
      <style:text-properties fo:color="#0066cc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16" style:family="paragraph" style:parent-style-name="Horizontal_20_Line">
      <style:text-properties fo:color="#0066b3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7" style:family="paragraph" style:parent-style-name="Horizontal_20_Line">
      <style:text-properties fo:color="#0066b3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fo:color="#0066cc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color="#0066cc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21" style:family="paragraph" style:parent-style-name="Table_20_Contents">
      <style:text-properties style:font-name="Cambria" fo:font-size="6pt" fo:font-weight="bold" officeooo:rsid="006a0b0d" officeooo:paragraph-rsid="00ca06a8" style:font-size-asian="6pt" style:font-weight-asian="bold" style:font-size-complex="6pt" style:font-weight-complex="bold"/>
    </style:style>
    <style:style style:name="P22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23" style:family="paragraph" style:parent-style-name="Table_20_Contents">
      <style:text-properties style:font-name="Cambria" fo:font-size="6pt" fo:font-weight="bold" officeooo:rsid="006a0b0d" officeooo:paragraph-rsid="00d2afd5" style:font-size-asian="6pt" style:font-weight-asian="bold" style:font-size-complex="6pt" style:font-weight-complex="bold"/>
    </style:style>
    <style:style style:name="P24" style:family="paragraph" style:parent-style-name="Table_20_Contents">
      <style:text-properties style:font-name="Cambria" fo:font-size="6pt" fo:font-weight="bold" officeooo:rsid="006a0b0d" officeooo:paragraph-rsid="00e8ac98" style:font-size-asian="6pt" style:font-weight-asian="bold" style:font-size-complex="6pt" style:font-weight-complex="bold"/>
    </style:style>
    <style:style style:name="P25" style:family="paragraph" style:parent-style-name="Table_20_Contents">
      <style:text-properties style:font-name="Cambria" fo:font-size="6pt" fo:font-weight="bold" officeooo:rsid="00c862f0" officeooo:paragraph-rsid="00e181f1" style:font-size-asian="6pt" style:font-weight-asian="bold" style:font-size-complex="6pt" style:font-weight-complex="bold"/>
    </style:style>
    <style:style style:name="P26" style:family="paragraph" style:parent-style-name="Table_20_Contents">
      <style:text-properties style:font-name="Cambria" fo:font-size="6pt" fo:font-weight="bold" officeooo:rsid="00c862f0" officeooo:paragraph-rsid="00e8ac98" style:font-size-asian="6pt" style:font-weight-asian="bold" style:font-size-complex="6pt" style:font-weight-complex="bold"/>
    </style:style>
    <style:style style:name="P27" style:family="paragraph" style:parent-style-name="Table_20_Contents">
      <style:text-properties style:font-name="Cambria" fo:font-size="6pt" fo:font-weight="bold" officeooo:rsid="00cbf010" officeooo:paragraph-rsid="00dbb536" style:font-size-asian="6pt" style:font-weight-asian="bold" style:font-size-complex="6pt" style:font-weight-complex="bold"/>
    </style:style>
    <style:style style:name="P28" style:family="paragraph" style:parent-style-name="Table_20_Contents">
      <style:text-properties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29" style:family="paragraph" style:parent-style-name="Table_20_Contents">
      <style:text-properties style:font-name="Cambria" fo:font-size="6pt" fo:font-weight="bold" officeooo:rsid="00cbf010" officeooo:paragraph-rsid="00ef61e7" style:font-size-asian="6pt" style:font-weight-asian="bold" style:font-size-complex="6pt" style:font-weight-complex="bold"/>
    </style:style>
    <style:style style:name="P30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style:font-name="Cambria" fo:font-size="6pt" fo:font-weight="normal" officeooo:rsid="00c7336d" officeooo:paragraph-rsid="00d2afd5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style:font-name="Cambria" fo:font-size="6pt" fo:font-weight="normal" officeooo:rsid="00cbf010" officeooo:paragraph-rsid="00cd071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style:font-name="Cambria" fo:font-size="6pt" fo:font-weight="normal" officeooo:rsid="00cbf010" officeooo:paragraph-rsid="00ea049a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style:font-name="Cambria" fo:font-size="6pt" fo:font-weight="normal" officeooo:rsid="00c862f0" officeooo:paragraph-rsid="00c862f0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style:font-name="Cambria" fo:font-size="6pt" fo:font-weight="normal" officeooo:rsid="00dbb536" officeooo:paragraph-rsid="00dbb536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color="#000000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39" style:family="paragraph" style:parent-style-name="Table_20_Contents">
      <style:text-properties fo:color="#000000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40" style:family="paragraph" style:parent-style-name="Table_20_Contents">
      <style:text-properties fo:color="#000000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Table_20_Contents">
      <style:text-properties fo:color="#000000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42" style:family="paragraph" style:parent-style-name="Table_20_Contents">
      <style:text-properties fo:color="#000000" style:font-name="Cambria" fo:font-size="8pt" fo:font-style="italic" fo:font-weight="normal" officeooo:rsid="00d58ca1" officeooo:paragraph-rsid="00f35aab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Table_20_Contents">
      <style:text-properties fo:color="#000000" style:font-name="Cambria" fo:font-size="8pt" fo:font-style="italic" fo:font-weight="normal" officeooo:rsid="00d58ca1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0e3c31b" style:font-size-asian="8pt" style:font-weight-asian="normal" style:font-size-complex="8pt" style:font-weight-complex="normal"/>
    </style:style>
    <style:style style:name="P47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48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49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b29a69" style:font-size-asian="10pt" style:font-weight-asian="normal" style:font-size-complex="10pt" style:font-weight-complex="normal"/>
    </style:style>
    <style:style style:name="P50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51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52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53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54" style:family="paragraph" style:parent-style-name="Horizontal_20_Line">
      <style:paragraph-properties fo:margin-top="0.0398in" fo:margin-bottom="0.1965in" loext:contextual-spacing="false"/>
      <style:text-properties style:font-name="Cambria" fo:font-size="10pt" officeooo:paragraph-rsid="01067268" style:font-size-asian="10pt" style:font-size-complex="10pt"/>
    </style:style>
    <style:style style:name="P55" style:family="paragraph" style:parent-style-name="Standard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56" style:family="paragraph" style:parent-style-name="Text_20_body" style:list-style-name="L1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57" style:family="paragraph" style:parent-style-name="Text_20_body" style:list-style-name="L2">
      <loext:graphic-properties draw:fill="none"/>
      <style:paragraph-properties fo:margin-left="0.1252in" fo:margin-right="0in" fo:margin-top="0in" fo:margin-bottom="0.0972in" loext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0b8fa18"/>
    </style:style>
    <style:style style:name="P58" style:family="paragraph" style:parent-style-name="Text_20_body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59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60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61" style:family="paragraph" style:parent-style-name="Text_20_body" style:list-style-name="L2">
      <loext:graphic-properties draw:fill="none"/>
      <style:paragraph-properties fo:margin-top="0in" fo:margin-bottom="0.0181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62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63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64" style:family="paragraph" style:parent-style-name="Text_20_body" style:list-style-name="L3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65" style:family="paragraph" style:parent-style-name="CV_20_Header">
      <loext:graphic-properties draw:fill="solid" draw:fill-color="#454e5c"/>
      <style:paragraph-properties fo:background-color="#454e5c"/>
      <style:text-properties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66" style:family="paragraph">
      <style:paragraph-properties fo:text-align="center"/>
    </style:style>
    <style:style style:name="P67" style:family="paragraph">
      <loext:graphic-properties draw:fill-color="#cccccc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ize="8pt" officeooo:rsid="00b0746f" style:font-name-asian="Font Awesome 5 Brands Regular" style:font-size-asian="8pt" style:font-name-complex="Font Awesome 5 Brands Regular" style:font-size-complex="8pt"/>
    </style:style>
    <style:style style:name="T7" style:family="text">
      <style:text-properties fo:font-size="8pt" officeooo:rsid="00b3d181" style:font-name-asian="Font Awesome 5 Brands Regular" style:font-size-asian="8pt" style:font-name-complex="Font Awesome 5 Brands Regular" style:font-size-complex="8pt"/>
    </style:style>
    <style:style style:name="T8" style:family="text">
      <style:text-properties fo:font-style="italic" officeooo:rsid="006ef40a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59fa2" style:font-weight-asian="normal" style:font-weight-complex="normal"/>
    </style:style>
    <style:style style:name="T11" style:family="text">
      <style:text-properties fo:font-weight="normal" officeooo:rsid="00c3733e" style:font-weight-asian="normal" style:font-weight-complex="normal"/>
    </style:style>
    <style:style style:name="T12" style:family="text">
      <style:text-properties fo:font-weight="normal" officeooo:rsid="00c567ca" style:font-weight-asian="normal" style:font-weight-complex="normal"/>
    </style:style>
    <style:style style:name="T13" style:family="text">
      <style:text-properties fo:font-weight="normal" officeooo:rsid="00c6342f" style:font-weight-asian="normal" style:font-weight-complex="normal"/>
    </style:style>
    <style:style style:name="T14" style:family="text">
      <style:text-properties fo:font-weight="normal" officeooo:rsid="00c7336d" style:font-weight-asian="normal" style:font-weight-complex="normal"/>
    </style:style>
    <style:style style:name="T15" style:family="text">
      <style:text-properties fo:font-weight="normal" officeooo:rsid="00c862f0" style:font-weight-asian="normal" style:font-weight-complex="normal"/>
    </style:style>
    <style:style style:name="T16" style:family="text">
      <style:text-properties fo:font-weight="normal" officeooo:rsid="00ca06a8" style:font-weight-asian="normal" style:font-weight-complex="normal"/>
    </style:style>
    <style:style style:name="T17" style:family="text">
      <style:text-properties fo:font-weight="normal" officeooo:rsid="00ca57b6" style:font-weight-asian="normal" style:font-weight-complex="normal"/>
    </style:style>
    <style:style style:name="T18" style:family="text">
      <style:text-properties fo:font-weight="normal" officeooo:rsid="00cbf010" style:font-weight-asian="normal" style:font-weight-complex="normal"/>
    </style:style>
    <style:style style:name="T19" style:family="text">
      <style:text-properties fo:font-weight="normal" officeooo:rsid="00cd0718" style:font-weight-asian="normal" style:font-weight-complex="normal"/>
    </style:style>
    <style:style style:name="T20" style:family="text">
      <style:text-properties fo:font-weight="normal" officeooo:rsid="00d2afd5" style:font-weight-asian="normal" style:font-weight-complex="normal"/>
    </style:style>
    <style:style style:name="T21" style:family="text">
      <style:text-properties fo:font-weight="normal" officeooo:rsid="00da3a89" style:font-weight-asian="normal" style:font-weight-complex="normal"/>
    </style:style>
    <style:style style:name="T22" style:family="text">
      <style:text-properties fo:font-weight="normal" officeooo:rsid="00dbb536" style:font-weight-asian="normal" style:font-weight-complex="normal"/>
    </style:style>
    <style:style style:name="T23" style:family="text">
      <style:text-properties fo:font-weight="normal" officeooo:rsid="00dcc73f" style:font-weight-asian="normal" style:font-weight-complex="normal"/>
    </style:style>
    <style:style style:name="T24" style:family="text">
      <style:text-properties fo:font-weight="normal" officeooo:rsid="00dd060c" style:font-weight-asian="normal" style:font-weight-complex="normal"/>
    </style:style>
    <style:style style:name="T25" style:family="text">
      <style:text-properties fo:font-weight="normal" officeooo:rsid="00dde425" style:font-weight-asian="normal" style:font-weight-complex="normal"/>
    </style:style>
    <style:style style:name="T26" style:family="text">
      <style:text-properties fo:font-weight="normal" officeooo:rsid="00dfb959" style:font-weight-asian="normal" style:font-weight-complex="normal"/>
    </style:style>
    <style:style style:name="T27" style:family="text">
      <style:text-properties fo:font-weight="normal" officeooo:rsid="00e19f9e" style:font-weight-asian="normal" style:font-weight-complex="normal"/>
    </style:style>
    <style:style style:name="T28" style:family="text">
      <style:text-properties fo:font-weight="normal" officeooo:rsid="00e8ac98" style:font-weight-asian="normal" style:font-weight-complex="normal"/>
    </style:style>
    <style:style style:name="T29" style:family="text">
      <style:text-properties fo:font-weight="normal" officeooo:rsid="00ea049a" style:font-weight-asian="normal" style:font-weight-complex="normal"/>
    </style:style>
    <style:style style:name="T30" style:family="text">
      <style:text-properties fo:font-weight="normal" officeooo:rsid="00ea7066" style:font-weight-asian="normal" style:font-weight-complex="normal"/>
    </style:style>
    <style:style style:name="T31" style:family="text">
      <style:text-properties fo:font-weight="normal" officeooo:rsid="00ebf1b9" style:font-weight-asian="normal" style:font-weight-complex="normal"/>
    </style:style>
    <style:style style:name="T32" style:family="text">
      <style:text-properties fo:font-weight="normal" officeooo:rsid="00ed23a6" style:font-weight-asian="normal" style:font-weight-complex="normal"/>
    </style:style>
    <style:style style:name="T33" style:family="text">
      <style:text-properties fo:font-weight="normal" officeooo:rsid="00ef61e7" style:font-weight-asian="normal" style:font-weight-complex="normal"/>
    </style:style>
    <style:style style:name="T34" style:family="text">
      <style:text-properties fo:font-weight="normal" officeooo:rsid="00f0f38c" style:font-weight-asian="normal" style:font-weight-complex="normal"/>
    </style:style>
    <style:style style:name="T35" style:family="text">
      <style:text-properties style:font-name="Cambria"/>
    </style:style>
    <style:style style:name="T36" style:family="text">
      <style:text-properties style:font-name="Cambria" fo:font-weight="bold" style:font-weight-asian="bold" style:font-weight-complex="bold"/>
    </style:style>
    <style:style style:name="T37" style:family="text">
      <style:text-properties style:font-name="Cambria" fo:font-size="8pt" style:font-size-asian="8pt" style:font-size-complex="8pt"/>
    </style:style>
    <style:style style:name="T38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39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40" style:family="text">
      <style:text-properties style:font-name="Cambria" fo:font-size="8pt" fo:font-style="normal" officeooo:rsid="007a9e40" style:font-size-asian="8pt" style:font-style-asian="normal" style:font-size-complex="8pt" style:font-style-complex="normal"/>
    </style:style>
    <style:style style:name="T41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2" style:family="text">
      <style:text-properties style:font-name="Cambria" fo:font-size="8pt" fo:font-style="normal" officeooo:rsid="008f4b16" style:font-size-asian="8pt" style:font-style-asian="normal" style:font-size-complex="8pt" style:font-style-complex="normal"/>
    </style:style>
    <style:style style:name="T43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44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45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46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47" style:family="text">
      <style:text-properties style:font-name="Cambria"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48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49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0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51" style:family="text">
      <style:text-properties style:font-name="Cambria" officeooo:rsid="00b0746f" style:font-name-asian="Font Awesome 5 Free Solid" style:font-size-asian="7pt" style:font-name-complex="Font Awesome 5 Free Solid"/>
    </style:style>
    <style:style style:name="T52" style:family="text">
      <style:text-properties officeooo:rsid="00a59fa2"/>
    </style:style>
    <style:style style:name="T53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54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55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56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57" style:family="text">
      <style:text-properties style:font-name="Font Awesome 5 Free Solid" officeooo:rsid="00b3d181" style:font-name-asian="Font Awesome 5 Free Solid" style:font-name-complex="Font Awesome 5 Free Solid"/>
    </style:style>
    <style:style style:name="T58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59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60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61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62" style:family="text">
      <style:text-properties style:font-name="Font Awesome 5 Free Solid" fo:font-size="14pt" officeooo:rsid="00b3d181" style:font-name-asian="Font Awesome 5 Free Solid" style:font-size-asian="14pt" style:font-name-complex="Font Awesome 5 Free Solid" style:font-size-complex="14pt"/>
    </style:style>
    <style:style style:name="T63" style:family="text">
      <style:text-properties officeooo:rsid="00b0746f" style:font-name-asian="Font Awesome 5 Brands Regular" style:font-name-complex="Font Awesome 5 Brands Regular"/>
    </style:style>
    <style:style style:name="T64" style:family="text">
      <style:text-properties officeooo:rsid="00b3d181" style:font-name-asian="Font Awesome 5 Brands Regular" style:font-name-complex="Font Awesome 5 Brands Regular"/>
    </style:style>
    <style:style style:name="T65" style:family="text">
      <style:text-properties officeooo:rsid="00e3c31b" style:font-name-asian="Font Awesome 5 Brands Regular" style:font-name-complex="Font Awesome 5 Brands Regular"/>
    </style:style>
    <style:style style:name="T66" style:family="text">
      <style:text-properties fo:color="#0066cc"/>
    </style:style>
    <style:style style:name="T67" style:family="text">
      <style:text-properties fo:color="#0066cc" fo:font-weight="bold" officeooo:rsid="007e0d58" style:font-weight-asian="bold" style:font-weight-complex="bold"/>
    </style:style>
    <style:style style:name="T68" style:family="text">
      <style:text-properties fo:color="#0066cc" fo:font-weight="bold" officeooo:rsid="0095b443" style:font-weight-asian="bold" style:font-weight-complex="bold"/>
    </style:style>
    <style:style style:name="T69" style:family="text">
      <style:text-properties fo:color="#0066cc" officeooo:rsid="00c3733e"/>
    </style:style>
    <style:style style:name="T70" style:family="text">
      <style:text-properties fo:color="#0066cc" officeooo:rsid="00c7336d"/>
    </style:style>
    <style:style style:name="T71" style:family="text">
      <style:text-properties fo:color="#0066cc" officeooo:rsid="00cbf010"/>
    </style:style>
    <style:style style:name="T72" style:family="text">
      <style:text-properties fo:color="#0066cc" officeooo:rsid="00da3a89"/>
    </style:style>
    <style:style style:name="T73" style:family="text">
      <style:text-properties fo:color="#0066cc" officeooo:rsid="00a59fa2"/>
    </style:style>
    <style:style style:name="T74" style:family="text">
      <style:text-properties fo:color="#0066cc" officeooo:rsid="00e8ac98"/>
    </style:style>
    <style:style style:name="T75" style:family="text">
      <style:text-properties fo:color="#0066cc" officeooo:rsid="00fe3ca8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75ec75" style:font-weight-asian="bold" style:font-weight-complex="bold"/>
    </style:style>
    <style:style style:name="T78" style:family="text">
      <style:text-properties officeooo:rsid="00c3733e"/>
    </style:style>
    <style:style style:name="T79" style:family="text">
      <style:text-properties officeooo:rsid="00cd0718"/>
    </style:style>
    <style:style style:name="T80" style:family="text">
      <style:text-properties officeooo:rsid="00d3f7ab"/>
    </style:style>
    <style:style style:name="T81" style:family="text">
      <style:text-properties officeooo:rsid="00d45474"/>
    </style:style>
    <style:style style:name="T82" style:family="text">
      <style:text-properties officeooo:rsid="00e4ae0f"/>
    </style:style>
    <style:style style:name="T83" style:family="text">
      <style:text-properties officeooo:rsid="00ea049a"/>
    </style:style>
    <style:style style:name="T84" style:family="text">
      <style:text-properties officeooo:rsid="00f5bcb3"/>
    </style:style>
    <style:style style:name="T85" style:family="text">
      <style:text-properties officeooo:rsid="00f83f2f"/>
    </style:style>
    <style:style style:name="T86" style:family="text">
      <style:text-properties officeooo:rsid="01094c72"/>
    </style:style>
    <style:style style:name="T87" style:family="text">
      <style:text-properties officeooo:rsid="010f6ea5" style:font-name-asian="Font Awesome 5 Free Solid" style:font-size-asian="7pt" style:font-name-complex="Font Awesome 5 Free Solid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3"/>
        <text:p text:style-name="P51"><text:s/><text:span text:style-name="T36">Alexander van Klaveren<text:tab/><text:tab/><text:tab/></text:span><text:span text:style-name="T60"></text:span><text:span text:style-name="T46"> </text:span><text:span text:style-name="T50">Groningen, The Netherlands</text:span></text:p>
        <text:p text:style-name="P50"><text:s text:c="2"/>Full Stack Developer</text:p>
        <text:p text:style-name="P49"><text:s text:c="2"/><text:tab/><text:tab/><text:tab/><text:tab/><text:tab/><text:tab/><text:tab/><text:tab/><text:tab/><text:span text:style-name="T54"></text:span><text:span text:style-name="T47"> <text:s/></text:span><text:span text:style-name="T7">a</text:span><text:span text:style-name="T6">lexander-van-klaveren-06b49228</text:span></text:p>
        <text:p text:style-name="P47"/>
        <text:p text:style-name="P52"><text:span text:style-name="T48"><text:s text:c="2"/></text:span><text:span text:style-name="T56"></text:span><text:span text:style-name="T55"> </text:span><text:span text:style-name="T48">alvanklaveren@gmail.com<text:tab/><text:tab/><text:tab/><text:tab/><text:tab/><text:tab/></text:span><text:span text:style-name="T61"></text:span><text:span text:style-name="T45"> </text:span><text:span text:style-name="T49">https://www.alvanklaveren.com</text:span></text:p>
        <text:p text:style-name="P48"/>
        <text:p text:style-name="P46"><text:span text:style-name="T51"><text:s text:c="2"/></text:span><text:span text:style-name="T87"><text:tab/><text:tab/></text:span><text:span text:style-name="T58"><text:tab/><text:tab/><text:tab/><text:tab/><text:tab/><text:tab/><text:tab/></text:span><text:span text:style-name="T62"></text:span><text:span text:style-name="T63"> <text:s/></text:span><text:span text:style-name="T65">A </text:span><text:span text:style-name="T59"></text:span><text:span text:style-name="T64"> <text:s text:c="2"/>B </text:span><text:span text:style-name="T57"></text:span></text:p>
        <text:p text:style-name="P65"><text:span text:style-name="T35"><text:tab/><text:tab/></text:span></text:p>
      </text:section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9"/>
            <text:p text:style-name="P39"/>
            <text:p text:style-name="P17">Profile</text:p>
            <text:p text:style-name="P41">Developing software in close contact with end users <text:span text:style-name="T81">i</text:span>s <text:span text:style-name="T81">still</text:span> an absolute joy for me. </text:p>
            <text:p text:style-name="P42">Working in a niece market makes it incredibly fun for me and allows me to use </text:p>
            <text:p text:style-name="P42">my creativity and problem-solving abilities to find solutions that cannot so easily </text:p>
            <text:p text:style-name="P43">be picked from the shelf. Although working individually from time to time, I favor working in teams with like-minded people, sharing knowledge and ideas, while improving the software and each other. </text:p>
            <text:p text:style-name="P40"/>
            <text:p text:style-name="P40">I am always eager to learn new things and am <text:span text:style-name="T85">always</text:span> investing <text:span text:style-name="T80">time</text:span> at home <text:span text:style-name="T80">to familiarize myself with</text:span> <text:span text:style-name="T84">new technologies and paradigms. </text:span><text:s/></text:p>
            <text:p text:style-name="P38"/>
            <text:p text:style-name="P18"/>
            <text:p text:style-name="P16">Experience</text:p>
            <text:p text:style-name="P21"><text:span text:style-name="T66">20</text:span><text:span text:style-name="T69">19</text:span><text:span text:style-name="T66"> – </text:span><text:span text:style-name="T69">present</text:span><text:span text:style-name="T78"><text:tab/>Front- and backend developer</text:span><text:span text:style-name="T11"> at Maccs International BV </text:span><text:span text:style-name="T16">(Vista Group)</text:span><text:span text:style-name="T11">. Working on </text:span></text:p>
            <text:p text:style-name="P21"><text:span text:style-name="T11"><text:tab/><text:tab/></text:span><text:span text:style-name="T29">our </text:span><text:span text:style-name="T11">(AWS) cloud-based solution for theatrical distribution called Mica (</text:span><text:a xlink:type="simple" xlink:href="http://www.mica.co/" text:style-name="Internet_20_link" text:visited-style-name="Visited_20_Internet_20_Link"><text:span text:style-name="T11">www.mica.co</text:span></text:a><text:span text:style-name="T11">),</text:span></text:p>
            <text:p text:style-name="P24"><text:span text:style-name="T28">Groningen</text:span><text:span text:style-name="T11"><text:tab/><text:tab/></text:span><text:span text:style-name="T15">developed using Java (spring-boot) and MariaDB</text:span><text:span text:style-name="T11">. In an agile </text:span><text:span text:style-name="T15">e</text:span><text:span text:style-name="T11">nvironment </text:span><text:span text:style-name="T20">(continuous</text:span></text:p>
            <text:p text:style-name="P23"><text:span text:style-name="T20"><text:tab/><text:tab/>delivery) I and we</text:span><text:span text:style-name="T12">, </text:span><text:span text:style-name="T20">as a </text:span><text:span text:style-name="T12">team, </text:span><text:span text:style-name="T11">interact </text:span><text:span text:style-name="T12">closely with each other and</text:span><text:span text:style-name="T11"> our </text:span><text:span text:style-name="T13">end-users</text:span><text:span text:style-name="T11"> to</text:span></text:p>
            <text:p text:style-name="P23"><text:span text:style-name="T11"><text:tab/><text:tab/></text:span><text:span text:style-name="T15">q</text:span><text:span text:style-name="T11">uickly respond to the needs of our customers. </text:span><text:span text:style-name="T16">F</text:span><text:span text:style-name="T14">rom my years of experience I help in</text:span></text:p>
            <text:p text:style-name="P32"><text:tab/><text:tab/>decisions on database and code architecture, and invest a lot of my free time learning</text:p>
            <text:p text:style-name="P32"><text:tab/><text:tab/>more about new and better “best practices” and Internet security.</text:p>
            <text:p text:style-name="P32"/>
            <text:p text:style-name="P33"/>
            <text:p text:style-name="P25"><text:span text:style-name="T70">2</text:span><text:span text:style-name="T66">01</text:span><text:span text:style-name="T71">0</text:span><text:span text:style-name="T66"> – 201</text:span><text:span text:style-name="T74">8</text:span><text:span text:style-name="T9"><text:tab/></text:span><text:span text:style-name="T79">(Lead) Senior </text:span>developer<text:span text:style-name="T9"> </text:span><text:span text:style-name="T16">at Maccs International B.V. (Transparant Constructions).</text:span></text:p>
            <text:p text:style-name="P25"><text:span text:style-name="T28"><text:tab/><text:tab/></text:span><text:span text:style-name="T16">Working on our main product MACCS </text:span><text:span text:style-name="T21">(</text:span><text:a xlink:type="simple" xlink:href="http://www.maccs.com/" text:style-name="Internet_20_link" text:visited-style-name="Visited_20_Internet_20_Link"><text:span text:style-name="T21">www.maccs.com</text:span></text:a><text:span text:style-name="T21">)</text:span><text:span text:style-name="T16">, a de</text:span><text:span text:style-name="T18">s</text:span><text:span text:style-name="T16">ktop application for</text:span></text:p>
            <text:p text:style-name="P26"><text:span text:style-name="T28">Ubbena / Groningen</text:span><text:span text:style-name="T16"><text:tab/></text:span><text:span text:style-name="T21">t</text:span><text:span text:style-name="T16">heatrical distribution using PowerScript (PowerBuilder) and Oracle. </text:span><text:span text:style-name="T18">Took lead and</text:span></text:p>
            <text:p text:style-name="P25"><text:span text:style-name="T18"><text:tab/><text:tab/>majority of projects funded </text:span><text:span text:style-name="T19">b</text:span><text:span text:style-name="T18">y Warner Bros and Paramount. </text:span><text:span text:style-name="T16">Training and coaching</text:span></text:p>
            <text:p text:style-name="P25"><text:span text:style-name="T16"><text:tab/><text:tab/></text:span><text:span text:style-name="T21">c</text:span><text:span text:style-name="T16">olleagues in the </text:span><text:span text:style-name="T18">N</text:span><text:span text:style-name="T16">etherlands and abroad. </text:span><text:span text:style-name="T18">Training and coaching end-users on-site </text:span></text:p>
            <text:p text:style-name="P25"><text:span text:style-name="T18"><text:tab/><text:tab/>in the Netherlands and abroad (mainly Europe). </text:span><text:span text:style-name="T23">At the end of 2014, I<text:tab/>decided to</text:span></text:p>
            <text:p text:style-name="P25"><text:span text:style-name="T23"><text:tab/><text:tab/>combine work with going back to University to get my Master’</text:span><text:span text:style-name="T27">s</text:span><text:span text:style-name="T23"> degree, </text:span><text:span text:style-name="T24">while learning</text:span></text:p>
            <text:p text:style-name="P25"><text:span text:style-name="T24"><text:tab/><text:tab/>more on service oriented architectures and internet security, </text:span><text:span text:style-name="T25">eventually </text:span><text:span text:style-name="T23">mov</text:span><text:span text:style-name="T25">ing </text:span><text:span text:style-name="T23">on </text:span><text:span text:style-name="T24">t</text:span><text:span text:style-name="T23">o </text:span></text:p>
            <text:p text:style-name="P25"><text:span text:style-name="T23"><text:tab/><text:tab/>a new projec</text:span><text:span text:style-name="T26">t</text:span><text:span text:style-name="T23">, at which time I started t</text:span><text:span text:style-name="T17">ransferring </text:span><text:span text:style-name="T23">my </text:span><text:span text:style-name="T17">knowledge and coach </text:span><text:span text:style-name="T21">t</text:span><text:span text:style-name="T17">he new</text:span></text:p>
            <text:p text:style-name="P25"><text:span text:style-name="T17"><text:tab/><text:tab/>scrum teams (</text:span><text:span text:style-name="T23">(lead) </text:span><text:span text:style-name="T17">developers/product owners) to </text:span><text:span text:style-name="T26">e</text:span><text:span text:style-name="T17">ase </text:span><text:span text:style-name="T26">m</text:span><text:span text:style-name="T17">y leave. </text:span></text:p>
            <text:p text:style-name="P34"/>
            <text:p text:style-name="P36"/>
            <text:p text:style-name="P28"><text:span text:style-name="T66">200</text:span><text:span text:style-name="T75">8</text:span><text:span text:style-name="T66"> – 2010</text:span><text:span text:style-name="T9"><text:tab/></text:span>Junior <text:span text:style-name="T83">software developer</text:span><text:span text:style-name="T15"> </text:span><text:span text:style-name="T16">at </text:span><text:span text:style-name="T31">ADG Applications </text:span><text:span text:style-name="T16"><text:s/>Transparant Constructions).</text:span><text:span text:style-name="T9"> </text:span></text:p>
            <text:p text:style-name="P35"><text:tab/><text:tab/>With a Java background (college), in this period I learned to work with Powerbuilder</text:p>
            <text:p text:style-name="P28"><text:span text:style-name="T30">Ubbena</text:span><text:span text:style-name="T9"><text:tab/><text:tab/>and Oracle, give demos to potential customers, deploy MACCS in various countries</text:span></text:p>
            <text:p text:style-name="P28"><text:span text:style-name="T9"><text:tab/><text:tab/>and train end users. </text:span><text:span text:style-name="T32">I s</text:span><text:span text:style-name="T9">uccesfully implemented a pilot project for Paramount in Spain <text:tab/><text:tab/></text:span><text:span text:style-name="T32">(Madrid)</text:span><text:span text:style-name="T9">, </text:span><text:span text:style-name="T32">getting </text:span><text:span text:style-name="T9">Paramount </text:span><text:span text:style-name="T32">aboard for deployment of MACCS in multiple </text:span><text:span text:style-name="T9">territories. </text:span></text:p>
            <text:p text:style-name="P36"/>
            <text:p text:style-name="P2"/>
            <text:p text:style-name="P27"><text:span text:style-name="T66">200</text:span><text:span text:style-name="T72">2</text:span><text:span text:style-name="T66"> – 200</text:span><text:span text:style-name="T75">8</text:span><text:span text:style-name="T9"><text:tab/></text:span><text:span text:style-name="T21">Fresh out of school, I started at a tax advice agency called Slenema &amp; Co. </text:span><text:span text:style-name="T22">As the only</text:span></text:p>
            <text:p text:style-name="P37"><text:tab/><text:tab/>tech-savvy employee I took care of the network infrastructure and application</text:p>
            <text:p text:style-name="P27"><text:span text:style-name="T30">Roden</text:span><text:span text:style-name="T22"><text:tab/><text:tab/>management. In this period I got some certificates in accounting (LOI Praktijkdiploma</text:span></text:p>
            <text:p text:style-name="P29"><text:span text:style-name="T22"><text:tab/><text:tab/>Boekhouden </text:span><text:span text:style-name="T33">(2004) </text:span><text:span text:style-name="T22">/ LOI Moderne Bedrijfsadministratie </text:span><text:span text:style-name="T33">(2006)</text:span><text:span text:style-name="T22">). In this period I</text:span></text:p>
            <text:p text:style-name="P29"><text:span text:style-name="T22"><text:tab/><text:tab/>developed a time-</text:span><text:span text:style-name="T33">r</text:span><text:span text:style-name="T22">egistration </text:span><text:span text:style-name="T34">tool</text:span><text:span text:style-name="T22"> in Visual Basic for Applications.</text:span></text:p>
            <text:p text:style-name="P3"/>
            <text:p text:style-name="P33"/>
            <text:p text:style-name="P33"/>
            <text:p text:style-name="P33"/>
            <text:p text:style-name="P14">Education</text:p>
            <text:p text:style-name="P22"><text:span text:style-name="T66">20</text:span><text:span text:style-name="T73">15</text:span><text:span text:style-name="T66"> – </text:span><text:span text:style-name="T73">2019</text:span><text:span text:style-name="T52"><text:tab/></text:span><text:span text:style-name="T10">Master of Science – Sofware Engineering (Cum Laude)</text:span></text:p>
            <text:p text:style-name="P30"><text:tab/><text:tab/>Open University Netherlands</text:p>
            <text:p text:style-name="P31"/>
            <text:p text:style-name="P20"><text:span text:style-name="T66">1998 – 2002</text:span> <text:tab/><text:span text:style-name="T9">Bachelor of Science – Software Engineering</text:span></text:p>
            <text:p text:style-name="P31"><text:tab/><text:tab/><text:span text:style-name="T86">Hanze University of Applied Sciences / </text:span>Hanzehogeschool Groningen</text:p>
            <text:p text:style-name="P31"><text:tab/><text:tab/></text:p>
            <text:p text:style-name="P31"/>
            <text:p text:style-name="P31"/>
          </table:table-cell>
          <table:table-cell table:style-name="Table13.B1" office:value-type="string">
            <text:list xml:id="list284234530" text:style-name="L1">
              <text:list-header>
                <text:p text:style-name="P55"/>
              </text:list-header>
            </text:list>
            <text:p text:style-name="P54"><text:span text:style-name="T67">Skills / </text:span><text:span text:style-name="T68">Proficiencies</text:span></text:p>
            <text:p text:style-name="P7">Languages</text:p>
            <text:list xml:id="list151143983734633" text:continue-numbering="true" text:style-name="L1">
              <text:list-item>
                <text:p text:style-name="P56"><text:span text:style-name="T38">Java </text:span><text:span text:style-name="T39">(</text:span><text:span text:style-name="T38">Spring Boot, Hibernate, Wicke</text:span><text:span text:style-name="T40">t, </text:span><text:span text:style-name="T42">Maven, Git, </text:span><text:span text:style-name="T40">Tomcat</text:span><text:span text:style-name="T39">)</text:span><text:span text:style-name="T37"> <text:s text:c="9"/><text:tab/><text:tab/><text:tab/><text:tab/> <text:s text:c="6"/></text:span><text:span text:style-name="T37"><draw:custom-shape text:anchor-type="as-char" svg:y="-0.052in" draw:z-index="9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7"><text:s/></text:span><text:span text:style-name="T37"><draw:custom-shape text:anchor-type="as-char" svg:y="-0.052in" draw:z-index="10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7"><text:s/></text:span><text:span text:style-name="T37"><draw:custom-shape text:anchor-type="as-char" svg:y="-0.052in" draw:z-index="11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7"><text:s/></text:span><text:span text:style-name="T37"><draw:custom-shape text:anchor-type="as-char" svg:y="-0.052in" draw:z-index="12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7"><text:s/></text:span><text:span text:style-name="T37"><draw:custom-shape text:anchor-type="as-char" svg:y="-0.052in" draw:z-index="13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8"><text:span text:style-name="T5"><text:tab/></text:span><text:span text:style-name="T3">Advanced </text:span></text:p>
              </text:list-item>
            </text:list>
            <text:p text:style-name="P11"/>
            <text:list xml:id="list4141806240" text:style-name="L2">
              <text:list-item>
                <text:p text:style-name="P57"><text:span text:style-name="T39">Typescript (Angular 2), HTML, CSS, Bootstrap</text:span><text:span text:style-name="T37"><text:tab/> <text:s text:c="6"/></text:span><text:span text:style-name="T37"><draw:custom-shape text:anchor-type="as-char" svg:y="-0.052in" draw:z-index="14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7"><text:s/></text:span><text:span text:style-name="T37"><draw:custom-shape text:anchor-type="as-char" svg:y="-0.052in" draw:z-index="15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7"><text:s/></text:span><text:span text:style-name="T37"><draw:custom-shape text:anchor-type="as-char" svg:y="-0.052in" draw:z-index="16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7"><text:s/></text:span><text:span text:style-name="T37"><draw:custom-shape text:anchor-type="as-char" svg:y="-0.052in" draw:z-index="17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7"><text:s/></text:span><text:span text:style-name="T37"><draw:custom-shape text:anchor-type="as-char" svg:y="-0.052in" draw:z-index="18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7"><text:s text:c="2"/></text:span></text:p>
                <text:p text:style-name="P59"><text:span text:style-name="T5"><text:tab/></text:span><text:span text:style-name="T4">Intermediate </text:span></text:p>
                <text:p text:style-name="P61"/>
              </text:list-item>
            </text:list>
            <text:p text:style-name="P4"><text:span text:style-name="T77">Relational </text:span><text:span text:style-name="T76">Databases</text:span></text:p>
            <text:list xml:id="list151145293604252" text:continue-numbering="true" text:style-name="L2">
              <text:list-item>
                <text:p text:style-name="P62"><text:span text:style-name="T38">Oracle, My</text:span><text:span text:style-name="T39">S</text:span><text:span text:style-name="T38">ql, </text:span><text:span text:style-name="T41">MariaD</text:span><text:span text:style-name="T39">B</text:span><text:span text:style-name="T37"><text:tab/><text:tab/> <text:s text:c="10"/></text:span><text:span text:style-name="T37"><draw:custom-shape text:anchor-type="as-char" svg:y="-0.052in" draw:z-index="20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7"><text:s/></text:span><text:span text:style-name="T37"><draw:custom-shape text:anchor-type="as-char" svg:y="-0.052in" draw:z-index="21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7"><text:s/></text:span><text:span text:style-name="T37"><draw:custom-shape text:anchor-type="as-char" svg:y="-0.052in" draw:z-index="22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7"><text:s/></text:span><text:span text:style-name="T37"><draw:custom-shape text:anchor-type="as-char" svg:y="-0.052in" draw:z-index="23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37"><text:s/></text:span><text:span text:style-name="T37"><draw:custom-shape text:anchor-type="as-char" svg:y="-0.052in" draw:z-index="24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60"><text:span text:style-name="T5"><text:s/><text:tab/> </text:span><text:span text:style-name="T3">Advanced </text:span></text:p>
              </text:list-item>
            </text:list>
            <text:p text:style-name="P45"/>
            <text:p text:style-name="P44"><text:span text:style-name="T44">I</text:span><text:span text:style-name="T43">DE</text:span></text:p>
            <text:list xml:id="list151143386560527" text:continue-numbering="true" text:style-name="L2">
              <text:list-item>
                <text:p text:style-name="P63">Eclipse, IntelliJ, Android Studio</text:p>
              </text:list-item>
            </text:list>
            <text:p text:style-name="P9"/>
            <text:p text:style-name="P9">Operating Systems</text:p>
            <text:list xml:id="list1915092" text:style-name="L3">
              <text:list-item>
                <text:p text:style-name="P64">Windows <text:s/>/ Linux <text:span text:style-name="T82">(</text:span><text:span text:style-name="T53"></text:span><text:span text:style-name="T82">)</text:span></text:p>
              </text:list-item>
            </text:list>
            <text:p text:style-name="P4"/>
            <text:p text:style-name="P4"/>
            <text:p text:style-name="P15">Languages</text:p>
            <text:p text:style-name="P6">Dutch<text:tab/><text:tab/> <text:s text:c="10"/><draw:custom-shape text:anchor-type="as-char" svg:y="-0.052in" draw:z-index="0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8"><text:tab/><text:span text:style-name="T8">Superior </text:span></text:p>
            <text:p text:style-name="P10"/>
            <text:p text:style-name="P5">English<text:tab/><text:tab/> <text:s text:c="10"/><draw:custom-shape text:anchor-type="as-char" svg:y="-0.052in" draw:z-index="4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2"><text:span text:style-name="T1"><text:tab/><text:tab/></text:span><text:span text:style-name="T2">Advanced </text:span></text:p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19-11-10T15:11:43.094467938</dc:date>
    <meta:editing-duration>PT10H9M50S</meta:editing-duration>
    <meta:editing-cycles>238</meta:editing-cycles>
    <meta:generator>LibreOffice/6.0.7.3$Linux_X86_64 LibreOffice_project/00m0$Build-3</meta:generator>
    <meta:document-statistic meta:table-count="1" meta:image-count="0" meta:object-count="0" meta:page-count="1" meta:paragraph-count="65" meta:word-count="544" meta:character-count="3759" meta:non-whitespace-character-count="3074"/>
  </office:meta>
</office:document-meta>
</file>